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6666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13cm"/>
    </style:style>
    <style:style style:name="gr6" style:family="graphic" style:parent-style-name="standard">
      <style:graphic-properties svg:stroke-color="#ffffff" draw:fill-color="#83ca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0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93cm"/>
    </style:style>
    <style:style style:name="gr10" style:family="graphic" style:parent-style-name="standard">
      <style:graphic-properties svg:stroke-color="#000000" draw:marker-end="Arrow" draw:fill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01cm" svg:height="1cm" svg:x="5cm" svg:y="6.901cm">
          <text:p text:style-name="P1"><text:span text:style-name="T1">Original 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2cm" svg:height="1.5cm" svg:x="13.001cm" svg:y="6.601cm">
          <text:p text:style-name="P1"><text:span text:style-name="T1">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draw:layer="layout" svg:width="4.501cm" svg:height="1cm" svg:x="5cm" svg:y="9.501cm">
          <text:p text:style-name="P1"><text:span text:style-name="T1">Synchronized 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text-style-name="P3" draw:layer="layout" svg:width="3.433cm" svg:height="1.4cm" svg:x="9.7cm" svg:y="9.2cm">
          <draw:text-box>
            <text:p><text:span text:style-name="T1">(3) update</text:span></text:p>
          </draw:text-box>
        </draw:frame>
        <draw:line draw:style-name="gr4" draw:text-style-name="P4" draw:layer="layout" svg:x1="9.501cm" svg:y1="7.301cm" svg:x2="12.901cm" svg:y2="7.301cm">
          <text:p/>
        </draw:line>
        <draw:frame draw:style-name="gr5" draw:text-style-name="P3" draw:layer="layout" svg:width="3.313cm" svg:height="0.806cm" svg:x="9.801cm" svg:y="6.501cm">
          <draw:text-box>
            <text:p><text:span text:style-name="T1">(1) genration</text:span></text:p>
          </draw:text-box>
        </draw:frame>
        <draw:custom-shape draw:style-name="gr6" draw:text-style-name="P4" draw:layer="layout" svg:width="0.5cm" svg:height="1.2cm" svg:x="6.801cm" svg:y="8.1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6" draw:layer="layout" svg:width="3.808cm" svg:height="0.806cm" svg:x="7.398cm" svg:y="8.492cm">
          <draw:text-box>
            <text:p text:style-name="P5"><text:span text:style-name="T2">(5) comparison</text:span></text:p>
          </draw:text-box>
        </draw:frame>
        <draw:custom-shape draw:style-name="gr2" draw:text-style-name="P2" xml:id="id1" draw:id="id1" draw:layer="layout" svg:width="2cm" svg:height="2cm" svg:x="12.9cm" svg:y="9.2cm">
          <text:p text:style-name="P1"><text:span text:style-name="T1">Modified</text:span><text:span text:style-name="T1"><text:line-break/></text:span><text:span text:style-name="T1"> Cod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8" draw:text-style-name="P4" draw:layer="layout" svg:x1="12.9cm" svg:y1="9.9cm" svg:x2="9.6cm" svg:y2="9.9cm">
          <text:p/>
        </draw:line>
        <draw:line draw:style-name="gr8" draw:text-style-name="P4" draw:layer="layout" svg:x1="14cm" svg:y1="8.1cm" svg:x2="14cm" svg:y2="9.3cm">
          <text:p/>
        </draw:line>
        <draw:frame draw:style-name="gr9" draw:text-style-name="P3" draw:layer="layout" svg:width="3.893cm" svg:height="0.806cm" svg:x="10.141cm" svg:y="8.189cm">
          <draw:text-box>
            <text:p><text:span text:style-name="T1">(2) modification</text:span></text:p>
          </draw:text-box>
        </draw:frame>
        <draw:custom-shape draw:style-name="gr1" draw:text-style-name="P2" xml:id="id2" draw:id="id2" draw:layer="layout" svg:width="4.4cm" svg:height="1cm" svg:x="5cm" svg:y="12cm">
          <text:p text:style-name="P1"><text:span text:style-name="T1">Reversed 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" draw:text-style-name="P4" draw:layer="layout" svg:x1="13.9cm" svg:y1="11.2cm" svg:x2="9.4cm" svg:y2="12.5cm" draw:start-shape="id1" draw:start-glue-point="7" draw:end-shape="id2" draw:end-glue-point="7" svg:d="M13900 11200v1300h-4500">
          <text:p/>
        </draw:connector>
        <draw:frame draw:style-name="gr11" draw:text-style-name="P3" draw:layer="layout" svg:width="2.9cm" svg:height="1.351cm" svg:x="10.5cm" svg:y="11.699cm">
          <draw:text-box>
            <text:p><text:span text:style-name="T1">(4)reverse</text:span></text:p>
          </draw:text-box>
        </draw:frame>
        <draw:frame draw:style-name="gr7" draw:text-style-name="P6" draw:layer="layout" svg:width="3.808cm" svg:height="0.806cm" svg:x="7.498cm" svg:y="10.692cm">
          <draw:text-box>
            <text:p text:style-name="P5"><text:span text:style-name="T2">(6) comparison</text:span></text:p>
          </draw:text-box>
        </draw:frame>
        <draw:custom-shape draw:style-name="gr12" draw:text-style-name="P4" draw:layer="layout" svg:width="0.5cm" svg:height="1.398cm" svg:x="6.802cm" svg:y="10.50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05T14:44:30.14</meta:creation-date>
    <dc:date>2016-04-14T16:59:14.74</dc:date>
    <meta:editing-duration>PT13M14S</meta:editing-duration>
    <meta:editing-cycles>4</meta:editing-cycles>
    <meta:generator>OpenOffice/4.1.1$Win32 OpenOffice.org_project/411m6$Build-9775</meta:generator>
    <meta:document-statistic meta:object-count="17"/>
  </office:meta>
</office:document-meta>
</file>